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style>
    <style:style style:name="P4" style:family="paragraph" style:parent-style-name="Standard" style:master-page-name="Standard">
      <style:paragraph-properties style:page-number="auto"/>
      <style:text-properties fo:font-size="11pt" style:font-size-asian="11pt" style:font-size-complex="11pt"/>
    </style:style>
    <style:style style:name="P5" style:family="paragraph" style:parent-style-name="Standard">
      <style:text-properties fo:font-size="11pt" style:font-size-asian="11pt" style:font-size-complex="11pt"/>
    </style:style>
    <style:style style:name="P6" style:family="paragraph" style:parent-style-name="Standard" style:list-style-name="WW8Num2">
      <style:text-properties fo:font-size="11pt" style:font-size-asian="11pt" style:font-size-complex="11pt"/>
    </style:style>
    <style:style style:name="P7" style:family="paragraph" style:parent-style-name="Standard" style:list-style-name="WW8Num2"/>
    <style:style style:name="P8"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1e7b1e" style:font-size-asian="11pt" style:font-size-complex="11pt"/>
    </style:style>
    <style:style style:name="T3" style:family="text">
      <style:text-properties fo:font-size="11pt" officeooo:rsid="001fc376"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tyle="italic" style:font-style-asian="italic"/>
    </style:style>
    <style:style style:name="T6" style:family="text">
      <style:text-properties officeooo:rsid="001e7b1e"/>
    </style:style>
    <style:style style:name="T7" style:family="text">
      <style:text-properties officeooo:rsid="001fc3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ve Atkins, Ph. D.</text:p>
      <text:p text:style-name="P1">910 Francesca Court</text:p>
      <text:p text:style-name="P1">Punta Gorda, Fl 33950</text:p>
      <text:p text:style-name="P1">(336)710-9122</text:p>
      <text:p text:style-name="P1"/>
      <text:p text:style-name="P1"><text:span text:style-name="T6">November</text:span> <text:span text:style-name="T6">15</text:span>, 201<text:span text:style-name="T6">3</text:span></text:p>
      <text:p text:style-name="P1"/>
      <text:p text:style-name="P1">Search Committee <text:span text:style-name="T7">Learning Assessment Engineer</text:span>:</text:p>
      <text:p text:style-name="P1"/>
      <text:p text:style-name="P3"><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Learning Assessment Engineer at Ross University. Moreover, I am very familiar with all aspects of planning, institutional effectiveness and research, outcomes assessment, program evaluation, </text:span><text:span text:style-name="T2">student development.</text:span><text:span text:style-name="T1"> and accountability, and accreditation. I have a great desire to be part of a </text:span><text:span text:style-name="T3">univeristy</text:span><text:span text:style-name="T1"> that practices with integrity its core mission. Throughout my tenure in college administration, I have worked diligently to engender a culture that measures its success relative to </text:span>improving student learning and enhancing the lives of students<text:span text:style-name="T1">. <text:s/>I have a broad understanding of the challenges and opportunities that college</text:span><text:span text:style-name="T2">s</text:span><text:span text:style-name="T1"> </text:span><text:span text:style-name="T2">and universities</text:span><text:span text:style-name="T1"> are facing and welcome the chance to meet with the search committee to discuss my candidacy.</text:span></text:p>
      <text:p text:style-name="P8">I am attaching my curriculum vitae to this letter, along with artifacts that support my capabilities and competence as a college administrator with particular expertise in <text:span text:style-name="T6">academic and student affairs,</text:span> and the names and contact information of individuals who will serve as my references. I am also listing below certain of my accomplishments and interests that fit most closely with my perception of what Ross University is seeking in a Learning Assessment Engineer:</text:p>
      <text:list xml:id="list125005211535406958" text:style-name="WW8Num2">
        <text:list-item>
          <text:p text:style-name="P6">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6">At SCC, I spearheaded a nationally recognized Learning Initiative and Quality Enhancement Plan. Specific activities at SCC included initiation of a professional development model in critical thinking, implementation of an institutional portfolio model for assessing learning outcomes, an innovative process for mapping college programs for evaluation and for new program development,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5">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oft-page-break/><text:span text:style-name="T5">Community College of Survey of Student Engagement</text:span> (<text:span text:style-name="T5">CCSSE</text:span>) data to promote student learning throughout the accreditation review process..</text:p>
        </text:list-item>
        <text:list-item>
          <text:p text:style-name="P7"><text:span text:style-name="T1">In 2003, at Dr. Terry O’Banion’s request, I co-authored an article published in the League for Innovation in the Community College’s </text:span><text:span text:style-name="T4">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6">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6">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4">New York Times</text:span><text:span text:style-name="T1">, the </text:span><text:span text:style-name="T4">London Financial Times</text:span><text:span text:style-name="T1">, and on </text:span><text:span text:style-name="T4">National Public Radio</text:span><text:span text:style-name="T1">. <text:s text:c="2"/></text:span></text:p>
        </text:list-item>
        <text:list-item>
          <text:p text:style-name="P6">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er and consultant. The implementation of this important study is in process and will serve as one of the foundational elements for the institution’s Quality Enhancement Plan (QEP).</text:p>
        </text:list-item>
        <text:list-item>
          <text:p text:style-name="P6">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7"><text:span text:style-name="T1">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text:span><text:soft-page-break/><text:span text:style-name="T1">includes a portfolio that aligns teaching practices and goals with evaluation instruments and other methods for analyzing teaching and learning.  <text:s/></text:span></text:p>
        </text:list-item>
      </text:list>
      <text:p text:style-name="P2"/>
      <text:p text:style-name="P2"/>
      <text:p text:style-name="P1">Perhaps my greatest strength is working closely with college faculty, <text:span text:style-name="T6">staff,</text:span> and administration in the implementation of assessment processes for courses, programs and degrees. My resume will depict that I have an abundance of experience mentoring, training and supporting faculty and <text:span text:style-name="T6">student services staff</text:span> in the creation of learning outcomes, and strategies and tools used to assess these outcomes. Moreover, I have developed professional development models and Academic Support Centers at two colleges that focus on <text:span text:style-name="T6">tutoring and support for students academic and non-cognitive needs</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Ross University in a supporting role in outcomes assessment. The most salient reason that I am interested is the opportunity to work closely with the College’s leadership team in an environment that is consistent with my own philosophy of higher education practices. For years, I have been charged with transforming a <text:span text:style-name="T6">c</text:span>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text:span text:style-name="T7">universities</text:span>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10-03T12:06:00</meta:creation-date>
    <dc:date>2013-11-15T17:58:37.585000000</dc:date>
    <meta:print-date>2011-04-20T10:25:00</meta:print-date>
    <meta:editing-cycles>2</meta:editing-cycles>
    <meta:editing-duration>PT8M</meta:editing-duration>
    <meta:generator>LibreOffice/4.1.1.2$Windows_x86 LibreOffice_project/7e4286b58adc75a14f6d83f53a03b6c11fa2903</meta:generator>
    <meta:document-statistic meta:table-count="0" meta:image-count="0" meta:object-count="0" meta:page-count="3" meta:paragraph-count="23" meta:word-count="1631" meta:character-count="10769" meta:non-whitespace-character-count="9158"/>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